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9472" calcext:value-type="float">
            <text:p>49.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8992" calcext:value-type="float">
            <text:p>48.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108" calcext:value-type="float">
            <text:p>48.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6112" calcext:value-type="float">
            <text:p>47.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8</text:p>
          </table:table-cell>
          <table:table-cell office:value-type="string" calcext:value-type="string">
            <text:p>NHP-AR-113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